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fa997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1025a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1025a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4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5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6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7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Standard">
      <style:text-properties officeooo:paragraph-rsid="006e0b94"/>
    </style:style>
    <style:style style:name="P60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f6f17c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1028a10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1044727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  <style:style style:name="T45" style:family="text">
      <style:text-properties officeooo:rsid="00f8e178"/>
    </style:style>
    <style:style style:name="T46" style:family="text">
      <style:text-properties fo:font-style="normal" fo:font-weight="bold" officeooo:rsid="00f8e178" style:font-style-asian="normal" style:font-weight-asian="bold" style:font-style-complex="normal" style:font-weight-complex="bold"/>
    </style:style>
    <style:style style:name="T47" style:family="text">
      <style:text-properties officeooo:rsid="00fe21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10">3</text:span><text:span text:style-name="T5">.</text:span><text:span text:style-name="T10">0</text:span><text:span text:style-name="T7">.</text:span><text:span text:style-name="T10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7" text:outline-level="3"><text:span text:style-name="T18">element.</text:span>dataset &amp; data-* attributes</text:h>
          </table:table-cell>
          <table:table-cell table:style-name="Táblázat1.C1" office:value-type="string">
            <text:h text:style-name="P58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4">element.hasAttribute("data-<text:span text:style-name="T20">name</text:span>");</text:p>
            <text:p text:style-name="P34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<text:span text:style-name="T47">&lt;</text:span>TypedArray<text:span text:style-name="T47">&gt;</text:span>(); <text:span text:style-name="T21">ES2017</text:span></text:p>
            <text:p text:style-name="P29">new <text:span text:style-name="T47">&lt;</text:span>TypedArray<text:span text:style-name="T47">&gt;</text:span>(length);</text:p>
            <text:p text:style-name="P29">new <text:span text:style-name="T47">&lt;</text:span>TypedArray<text:span text:style-name="T47">&gt;</text:span>(typedArray);</text:p>
            <text:p text:style-name="P29">new <text:span text:style-name="T47">&lt;</text:span>TypedArray<text:span text:style-name="T47">&gt;</text:span>(object);</text:p>
            <text:p text:style-name="P29">new <text:span text:style-name="T47">&lt;</text:span>TypedArray<text:span text:style-name="T47">&gt;</text:span>(buffer[,byteOffset[,len<text:span text:style-name="T47">g</text:span>]]);</text:p>
            <text:p text:style-name="P29"/>
            <text:p text:style-name="P12">Int8Array();</text:p>
            <text:p text:style-name="P47">-128 to 127, 1 <text:span text:style-name="T38">byte</text:span>, int8_t</text:p>
            <text:p text:style-name="P12">Uint8Array();</text:p>
            <text:p text:style-name="P47">0 to 255, 1 <text:span text:style-name="T38">byte,</text:span> uint8_t</text:p>
            <text:p text:style-name="P33"><text:span text:style-name="T41">Uint8ClampedArray();</text:span><text:span text:style-name="T46"> - not in IE10-11</text:span></text:p>
            <text:p text:style-name="P48">0 to 255, 1 <text:span text:style-name="T38">byte</text:span>, uint8_t</text:p>
            <text:p text:style-name="P48"/>
            <text:p text:style-name="P12">Int16Array();</text:p>
            <text:p text:style-name="P47">-32768 to 32767, 2 <text:span text:style-name="T38">byte</text:span>, int16_t</text:p>
            <text:p text:style-name="P12">Uint16Array();</text:p>
            <text:p text:style-name="P47">0 to 65535, 2 <text:span text:style-name="T38">byte</text:span>, uint16_t</text:p>
            <text:p text:style-name="P47"/>
            <text:p text:style-name="P13">Int32Array();</text:p>
            <text:p text:style-name="P48">-2147483648 to 2147483647, 4 byte, int32_t</text:p>
            <text:p text:style-name="P13">Uint32Array();</text:p>
            <text:p text:style-name="P48">0 to 4294967295, 4 <text:span text:style-name="T38">byte</text:span>, uint32_t</text:p>
            <text:p text:style-name="P48"/>
            <text:p text:style-name="P52">BigInt64Array<text:span text:style-name="T45">(); - not in IE10-11</text:span></text:p>
            <text:p text:style-name="P50">-2**63 to 2**63-1, 8 <text:span text:style-name="T45">byte, int64_t</text:span></text:p>
            <text:p text:style-name="P52">BigUint64Array<text:span text:style-name="T45">(); - not in IE10-11</text:span></text:p>
            <text:p text:style-name="P50">0 to 2**64-1, 8 <text:span text:style-name="T45">byte, uint64_t</text:span></text:p>
            <text:p text:style-name="P48"/>
            <text:p text:style-name="P13">Float32Array();</text:p>
            <text:p text:style-name="P48">1.2x10-38 to 3.4x1038, 4 <text:span text:style-name="T38">byte</text:span>, float</text:p>
            <text:p text:style-name="P13">Float64Array();</text:p>
            <text:p text:style-name="P48">5.0x10-324 to 1.8x10308, 8 <text:span text:style-name="T38">byte</text:span>, double</text:p>
            <text:p text:style-name="P48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9"/>
            <text:p text:style-name="P40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9"/>
            <text:p text:style-name="P14">element.classList.add(String[,String]);</text:p>
            <text:p text:style-name="P49">IE10+11: yes (except the multiple arguments)</text:p>
            <text:p text:style-name="P35"/>
            <text:p text:style-name="P11">element.classList.remove(String[,String]);</text:p>
            <text:p text:style-name="P46">IE10+11: yes (except the multiple arguments)</text:p>
            <text:p text:style-name="P45">- Removing a class that does not exist, does NOT throw an error.</text:p>
            <text:p text:style-name="P27"/>
            <text:p text:style-name="P14">element.classList.contains(String);</text:p>
            <text:p text:style-name="P49">IE10+11: yes</text:p>
            <text:p text:style-name="P35"/>
            <text:p text:style-name="P11">element.classList.toggle(String[,force]);</text:p>
            <text:p text:style-name="P46">IE10+11: yes (except the second argument)</text:p>
            <text:p text:style-name="P45">- When only one argument is present: Toggle class value; <text:span text:style-name="T16">i</text:span>f class exists then remove it and return false, if not, then add it and return true.</text:p>
            <text:p text:style-name="P45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9">IE10+11: yes</text:p>
            <text:p text:style-name="P27"/>
            <text:p text:style-name="P14">element.classList.length;</text:p>
            <text:p text:style-name="P49">IE10+11: yes</text:p>
            <text:p text:style-name="P35"/>
            <text:p text:style-name="P11">element.classList.replace(oldClass, newClass); </text:p>
            <text:p text:style-name="P45">IE10+11: <text:span text:style-name="T13">N</text:span>o <text:span text:style-name="T13">and the method isn't compatible with the Safari and mobile browsers too.</text:span></text:p>
            <text:p text:style-name="P35"/>
            <text:p text:style-name="P15">Remove all classes:</text:p>
            <text:p text:style-name="P53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9"/>
            <text:p text:style-name="P39">IE8+</text:p>
            <text:p text:style-name="P39"/>
            <text:p text:style-name="P39"><text:span text:style-name="T42">V</text:span><text:span text:style-name="T41">alid Data Types</text:span></text:p>
            <text:p text:style-name="P39">- a string</text:p>
            <text:p text:style-name="P39">- a number</text:p>
            <text:p text:style-name="P39">- an object (containing valid JSON values)</text:p>
            <text:p text:style-name="P39">- an array</text:p>
            <text:p text:style-name="P39">- a boolean</text:p>
            <text:p text:style-name="P39">- null</text:p>
            <text:p text:style-name="P39"/>
            <text:p text:style-name="P43"><text:span text:style-name="T42">Inv</text:span><text:span text:style-name="T41">alid Data Types</text:span></text:p>
            <text:p text:style-name="P39">- a function</text:p>
            <text:p text:style-name="P39">- a date</text:p>
            <text:p text:style-name="P39">- undefined</text:p>
            <text:p text:style-name="P39">- <text:span text:style-name="T43">an object with method(s) (function)</text:span></text:p>
            <text:p text:style-name="P39"/>
            <text:p text:style-name="P16">JSON.stringify()</text:p>
            <text:p text:style-name="P39">Convert a JavaScript object to a JSON string.</text:p>
            <text:p text:style-name="P39"/>
            <text:p text:style-name="P39">JSON.stringify( { a: 1, b: "2", c: true } );</text:p>
            <text:p text:style-name="P36">=&gt; "{\"a\":1,\"b\":\"2\",\"c\":true}"</text:p>
            <text:p text:style-name="P36"/>
            <text:p text:style-name="P39">JSON.stringify( [1, 2, 3, 4, 5] );</text:p>
            <text:p text:style-name="P36">=&gt; "[1,2,3,4,5]"</text:p>
            <text:p text:style-name="P36"/>
            <text:p text:style-name="P16">JSON.parse()</text:p>
            <text:p text:style-name="P39">Parses a JSON string and returns a JavaScript object.</text:p>
            <text:p text:style-name="P39"/>
            <text:p text:style-name="P39">JSON.parse(JSON.stringify( {a: 1, b: "2", c: true} ));</text:p>
            <text:p text:style-name="P36">=&gt; Object { a: 1, b: "2", c: true }</text:p>
            <text:p text:style-name="P36"/>
            <text:p text:style-name="P39">JSON.parse(JSON.stringify( [1, 2, 3, 4, 5] ));</text:p>
            <text:p text:style-name="P36">=&gt; Array(5) [ 1, 2, 3, 4, 5 ]</text:p>
            <text:p text:style-name="P36"/>
          </table:table-cell>
        </table:table-row>
      </table:table>
      <text:p text:style-name="P59"/>
      <text:p text:style-name="P59"/>
      <text:p text:style-name="P5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4"/>
            <text:p text:style-name="P41"><text:span text:style-name="Source_20_Text"><text:span text:style-name="T36">IE9: </text:span></text:span><text:span text:style-name="Source_20_Text"><text:span text:style-name="T37">XML support</text:span></text:span></text:p>
            <text:p text:style-name="P42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4"/>
            <text:p text:style-name="P54"><text:span text:style-name="Source_20_Text"><text:span text:style-name="T30">var parser = new DOMParser();</text:span></text:span></text:p>
            <text:p text:style-name="P54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4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4"><text:span text:style-name="Source_20_Text"><text:span text:style-name="T28"/></text:span></text:p>
            <text:p text:style-name="P56"><text:span text:style-name="Source_20_Text"><text:span text:style-name="T30">var parser = new DOMParser();</text:span></text:span></text:p>
            <text:p text:style-name="P56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4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4"><text:span text:style-name="Source_20_Text"><text:span text:style-name="T28"/></text:span></text:p>
            <text:p text:style-name="P56"><text:span text:style-name="Source_20_Text"><text:span text:style-name="T30">var parser = new DOMParser();</text:span></text:span></text:p>
            <text:p text:style-name="P56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5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51"/>
            <text:p text:style-name="P51">function parseHTML (str) {</text:p>
            <text:p text:style-name="P51"><text:s text:c="2"/>return Array.prototype.slice.call(</text:p>
            <text:p text:style-name="P51"><text:s text:c="4"/>(new DOMParser())</text:p>
            <text:p text:style-name="P51"><text:s text:c="6"/>.parseFromString(str, "text/html")</text:p>
            <text:p text:style-name="P51"><text:s text:c="6"/>.childNodes[0]</text:p>
            <text:p text:style-name="P51"><text:s text:c="6"/>.childNodes[1]</text:p>
            <text:p text:style-name="P51"><text:s text:c="6"/>.childNodes</text:p>
            <text:p text:style-name="P51"><text:s text:c="2"/>);</text:p>
            <text:p text:style-name="P51">}</text:p>
            <text:p text:style-name="P51"/>
            <text:p text:style-name="P51">parseHTML(</text:p>
            <text:p text:style-name="P51"><text:s text:c="2"/>"&lt;div&gt;1&lt;p&gt;2&lt;/p&gt;&lt;p&gt;3&lt;/p&gt;&lt;/div&gt;"</text:p>
            <text:p text:style-name="P51"><text:s text:c="2"/>+ "&lt;div&gt;4&lt;p&gt;5&lt;/p&gt;&lt;p&gt;6&lt;/p&gt;&lt;/div&gt;"</text:p>
            <text:p text:style-name="P51"><text:s text:c="2"/>+ "&lt;div&gt;7&lt;/div&gt;"</text:p>
            <text:p text:style-name="P51"><text:s text:c="2"/>+ "&lt;p&gt;8&lt;/p&gt;"</text:p>
            <text:p text:style-name="P51">);</text:p>
            <text:p text:style-name="P37"><text:span text:style-name="T44">=&gt; </text:span>Array(4) [ div, div, div, p ]</text:p>
            <text:p text:style-name="P38">Tested in IE11, Edge, Firefox and Chrome.</text:p>
            <text:p text:style-name="P51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8-17T11:48:48.381000000</dc:date>
    <meta:editing-duration>PT7H43M51S</meta:editing-duration>
    <meta:editing-cycles>151</meta:editing-cycles>
    <meta:generator>LibreOffice/6.2.5.2$Windows_X86_64 LibreOffice_project/1ec314fa52f458adc18c4f025c545a4e8b22c159</meta:generator>
    <meta:document-statistic meta:table-count="3" meta:image-count="0" meta:object-count="0" meta:page-count="3" meta:paragraph-count="156" meta:word-count="543" meta:character-count="4479" meta:non-whitespace-character-count="4045"/>
  </office:meta>
</office:document-meta>
</file>